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 style:list-style-name="L2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2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1" draw:layer="layout" svg:width="25.399cm" svg:height="6.631cm" svg:x="4.233cm" svg:y="3.118cm" presentation:class="title" presentation:placeholder="true" presentation:user-transformed="true">
          <draw:text-box/>
        </draw:frame>
        <draw:frame draw:name="Subtitle 2" presentation:style-name="pr2" draw:text-style-name="P2" draw:layer="layout" svg:width="25.399cm" svg:height="4.598cm" svg:x="4.233cm" svg:y="10.006cm" presentation:class="subtitle" presentation:placeholder="true" presentation:user-transformed="true">
          <draw:text-box/>
        </draw:frame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3" draw:text-style-name="P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it" style:country-asian="IT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it" style:country-asian="IT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3-25">3/25/20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editing-cycles>5</meta:editing-cycles>
    <meta:creation-date>2012-12-03T06:56:55</meta:creation-date>
    <dc:date>2013-10-30T14:12:17</dc:date>
    <meta:editing-duration>PT1M</meta:editing-duration>
    <meta:document-statistic meta:object-count="25"/>
    <meta:generator>LibreOffice/6.3.5.2$Linux_X86_64 LibreOffice_project/dd0751754f11728f69b42ee2af66670068624673</meta:generator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